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fcb" officeooo:paragraph-rsid="000a7fcb"/>
    </style:style>
    <style:style style:name="P2" style:family="paragraph" style:parent-style-name="Standard">
      <style:text-properties officeooo:rsid="000b2417" officeooo:paragraph-rsid="000b2417"/>
    </style:style>
    <style:style style:name="P3" style:family="paragraph" style:parent-style-name="Standard">
      <style:text-properties officeooo:rsid="000a7fcb" officeooo:paragraph-rsid="000a7fcb"/>
    </style:style>
    <style:style style:name="P4" style:family="paragraph" style:parent-style-name="Standard">
      <style:text-properties officeooo:rsid="000dbd43" officeooo:paragraph-rsid="000dbd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I = 1.9</text:p>
      <text:p text:style-name="P1"/>
      <text:p text:style-name="P2">Critical path: </text:p>
      <text:p text:style-name="P2"><text:tab/>slack = 2.890</text:p>
      <text:p text:style-name="P1"/>
      <text:p text:style-name="P4">CPI = 1.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4:46:15.474517737</meta:creation-date>
    <dc:date>2019-10-30T14:50:31.824608969</dc:date>
    <meta:editing-duration>PT1H20M46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4" meta:word-count="11" meta:character-count="47" meta:non-whitespace-character-count="38"/>
  </office:meta>
</office:document-meta>
</file>